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606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18" table:default-cell-style-name="ce2"/>
        <table:table-column table:style-name="co5" table:number-columns-repeated="7" table:default-cell-style-name="Default"/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11,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2"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'==’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&lt;Program&gt;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&lt;StaList&gt;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t_StaList&gt;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Statement&gt;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StaBlock&gt;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&lt;DecSta&gt;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&lt;VarList&gt;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t_VarList&gt;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ataType&gt;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&lt;AssSta&gt;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&lt;IfSta&gt;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&lt;Opt_Else&gt;</text:p>
          </table:table-cell>
          <table:table-cell/>
          <table:table-cell table:number-columns-repeated="3" office:value-type="string" calcext:value-type="string">
            <text:p>return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&lt;WhileSta&gt;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&lt;Exp&gt;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Exp&gt;</text:p>
          </table:table-cell>
          <table:table-cell table:number-columns-repeated="11"/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Exp&gt;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Item&gt;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Item&gt;</text:p>
          </table:table-cell>
          <table:table-cell table:number-columns-repeated="11"/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Item&gt;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Factor&gt;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&lt;BoolExp&gt;</text:p>
          </table:table-cell>
          <table:table-cell table:number-columns-repeated="8"/>
          <table:table-cell table:number-columns-repeated="2"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Exp&gt;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Item&gt;</text:p>
          </table:table-cell>
          <table:table-cell table:number-columns-repeated="8"/>
          <table:table-cell table:number-columns-repeated="2"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Item&gt;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Factor&gt;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Exp&gt;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op&gt;</text:p>
          </table:table-cell>
          <table:table-cell table:number-columns-repeated="21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54:22.969418238</meta:creation-date>
    <meta:generator>LibreOffice/7.3.7.2$Linux_X86_64 LibreOffice_project/30$Build-2</meta:generator>
    <dc:date>2024-10-10T07:32:59.744998223</dc:date>
    <meta:editing-duration>PT58M53S</meta:editing-duration>
    <meta:editing-cycles>10</meta:editing-cycles>
    <meta:document-statistic meta:table-count="1" meta:cell-count="157" meta:object-count="0"/>
  </office:meta>
</office:document-meta>
</file>